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amfunktioanlität</text:h>
      <text:p text:style-name="Text_20_body"/>
      <text:p text:style-name="Text_20_body">Fachanwender arbeiten mit den Produktbaustein- und Tablecontent-Files. </text:p>
      <text:p text:style-name="Text_20_body">These: Die Anforderungen an die Versionierung dieser Files sind prinzipiell die gleichen wie bei Java Sourcefiles.</text:p>
      <text:p text:style-name="Text_20_body">FaktorIPS führt allerdings die folgenden Transformationen mit diesen Files für die Runtime aus:</text:p>
      <text:list text:style-name="L1">
        <text:list-item>
          <text:p text:style-name="P1">Das File wird in den Java Sourcefolder kopiert und die Endung auf xml geändert. (Denkbar wäre, dass man in Zukunft hier auch eine Transformtion vornimmt, so dass die Daten zur Laufzeit schneller gelesen werden können.)</text:p>
        </text:list-item>
        <text:list-item>
          <text:p text:style-name="P1">Für Bausteine, die eine Formel enthalten wird ein Java-Sourcefile generiert </text:p>
        </text:list-item>
        <text:list-item>
          <text:p text:style-name="P1">Für jedes File (Baustein/Tabelle) wird ein Eintrag ins TOC-File geschrieben.</text:p>
        </text:list-item>
      </text:list>
      <text:p text:style-name="Text_20_body"/>
      <text:p text:style-name="Text_20_body">Prinzipiell denkbar sind 2 Varianten wie mit diesen Files umgegangen wird:</text:p>
      <text:list text:style-name="L2">
        <text:list-item>
          <text:p text:style-name="P2">Sie werden zusammen mit dem Produktbaustein / Tabellen File committed.</text:p>
        </text:list-item>
        <text:list-item>
          <text:p text:style-name="P2">Sie werden nicht versioniert.</text:p>
        </text:list-item>
      </text:list>
      <text:p text:style-name="Text_20_body">Nachteile der ersten Variante:</text:p>
      <text:list text:style-name="L3">
        <text:list-item>
          <text:p text:style-name="P3">Der Anwender kann einen Updatekonflikt bekommen, den er nicht nachvollziehen kann. Dies kann geschehen, da prinzipiell die von FaktorIPS generierten Files auch manuell geändert und eingechecked werden. Problematischer ist aber das Toc-File, da es geschrieben wird, wenn irgend einer der Bausteine oder Tabellen geändert wird. Das bedeutet, dass es immer einen Updatekonflikt geben wird, wenn zwei Benutzer wechselweise committed.</text:p>
        </text:list-item>
        <text:list-item>
          <text:p text:style-name="P3">Die Synchronize-Perspektive ist nicht ohne weiteres verwendbar, da auch die generierten Files dort auftauchen. Dies sind für den Anwender unverständlich.</text:p>
        </text:list-item>
      </text:list>
      <text:p text:style-name="Text_20_body">Aus diesen Gründen sollten wir Variante 2 weiter verfolgen. </text:p>
      <text:p text:style-name="Text_20_body">Manuell kann der Anwender ein lauffähiges Jarfile mit Hilfe des Eclipse-Export Wizards erstellen. (Gut, dass kann man sich noch komfortabler vorstellen). </text:p>
      <text:p text:style-name="Text_20_body">In einem (Ant)Buildskript können wir die im CVS fehlenden Files aber nicht ohne weiteres Generieren, da unsere Generatoren / Modellobjekte nur innerhalb von Eclipse lauffähig sind. 2 Alternativen:</text:p>
      <text:list text:style-name="L4">
        <text:list-item>
          <text:p text:style-name="P4">Bau der Generatoren, so dass sie auch ausserhalb von Eclipse lauffähig sind. Das geht entweder, in dem wir sie per Interfaces vom Eclipse-API entkoppeln eine 2. Eclipse-API Implementierung bauen oder die Modellobjekte redundant implementieren. Alles nicht wirklich schön, bei den ersten beiden Alternativen kann es leicht immer mehr werden, was man kapseln / implementieren muss.</text:p>
        </text:list-item>
        <text:list-item>
          <text:p text:style-name="P4">Ausfuehren des Generierens in einem „headless“ Eclipse. Genauer braucht man also ein Programm, welches eine Verbindung zu einem CVS Repository aufnimmt, ein Checkout macht, die Files generiert und dann das Ergebnis zusammenbaut. <text:line-break/></text:p>
        </text:list-item>
      </text:list>
      <text:p text:style-name="Text_20_body">Wie könnte letzteres technisch gehen?<text:line-break/>Eclipse kann man beim Auruf eine application mitgeben, die ausgeführt wird? Wir könnten als application den AntRunner verwenden, der auch zum Ausführen der autom. Tests verwendet wird. Das eigentlich Bauen können wir dann über Ant ausführen. Eclipe stellt ein spezielles Tag bereit, mit dem man den Build (und damit das Generieren) anstossen kann.</text:p>
      <text:p text:style-name="Text_20_body"/>
      <text:p text:style-name="P5">Was brauchen wir für die Gesamtlösung:</text:p>
      <text:p text:style-name="Text_20_body">Wir automatisieren den Buildprozess wie oben beschrieben. Zum Erzeugen des Jarfiles verwenden wir die gleiche Operation wie der Wizard.</text:p>
      <text:p text:style-name="Text_20_body">Wir verwenden die Menüs Team/Compare with/Replace with im wesentlichen wie sie sind. Beim Team-Menü sollten wir allerdings einige Einträge weglassen.</text:p>
      <text:p text:style-name="Text_20_body">Die Synchronize-Perspektive verwenden wir so wie sie ist. Dazu benötigen wir noch einen einfachen Compare-View.</text:p>
      <text:p text:style-name="Text_20_body">Wir bauen einen Produkt-Runtime-Export-Wizard, der analog zum Jar-Export-Wizard funktioniert, allerdings ohne die vielen Einstellmöglichkeiten. </text:p>
      <text:p text:style-name="Text_20_body"/>
      <text:p text:style-name="Text_20_body">Offene Punkte:</text:p>
      <text:p text:style-name="Text_20_body">Files sollten nicht automatisch gemerged werden.</text:p>
      <text:p text:style-name="Text_20_body"/>
      <text:h text:style-name="Heading_20_1" text:outline-level="1">Zusammenarbeit AE / FA</text:h>
      <text:p text:style-name="Text_20_body">Die FA arbeitet gegen eine Modellversion. Die AE entwickelt das Modell weiter und released eine neue Version des Modells. Wie kommt die FA an diese neue Modellversion?</text:p>
      <text:p text:style-name="Text_20_body">Idee:</text:p>
      <text:p text:style-name="Text_20_body">Modell wird von der AE (zusammen mit den generierten Sourcen) in ein Jar-File gepackt.</text:p>
      <text:p text:style-name="Text_20_body">Im IpsProject zur Produktdatenerfassung wird anstatt des Modellprojektes dieses Jar-File in den IpsObjectPath aufgenommen.</text:p>
      <text:p text:style-name="Text_20_body">Im Produktdefinitionsexplorer wird das Model-Jar-File mit Versionsnr angezeigt. Die Versionsnr wird aus dem Manifest des Jars ermittelt.</text:p>
      <text:p text:style-name="Text_20_body"/>
      <text:h text:style-name="Heading_20_1" text:outline-level="1">Zusammenhang Produktbausteine, Tabellen, Verwendung in Formeln</text:h>
      <text:p text:style-name="Text_20_body">Im Modell werden die möglichen Tabellenstrukturen angegeben, im Baustein, die tatsächlich verwendeten.</text:p>
      <text:p text:style-name="Text_20_body">=&gt; Problematisch, wenn im Zeitablauf unterschiedliche Tabellenstrukturen verwendet werden sollen.</text:p>
      <text:p text:style-name="Text_20_body">These: Modellseitig kann pro Tabellenstruktur maximal ein Tabellencontent zugeordnet werden. Ob eine Tabelle zugeordnet werden muss, kann im Modell spezifiziert werden.</text:p>
      <text:p text:style-name="Text_20_body">Änderungen im Zeitablauf, insbesondere: erst wird Tabelle 1 verwendet, in einer späteren Anpassungsstufe/Version Tabelle 2.</text:p>
      <text:p text:style-name="Text_20_body">Problem bei Verwendung der Tabellen: Mehrere Unique Keys mit gleiche Argumenten.</text:p>
      <text:p text:style-name="Text_20_body">Mögliche Lösung:</text:p>
      <text:p text:style-name="Text_20_body">Jeder UK bekommt einen Zugriffsnamen für Fomeln. Per Default ist der Name identisch mit dem Tabellennamen, ein UK muss als „in Formelsprache“ verfügbar markiert werd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6-06-02T18:04:36</meta:creation-date>
    <dc:creator>Martin Hinz</dc:creator>
    <dc:date>2006-08-14T09:54:36</dc:date>
    <dc:language>de-DE</dc:language>
    <meta:editing-cycles>63</meta:editing-cycles>
    <meta:editing-duration>PT3H44M43S</meta:editing-duration>
    <meta:user-defined meta:name="Info 1"/>
    <meta:user-defined meta:name="Info 2"/>
    <meta:user-defined meta:name="Info 3"/>
    <meta:user-defined meta:name="Info 4"/>
    <meta:document-statistic meta:table-count="0" meta:image-count="0" meta:object-count="0" meta:page-count="3" meta:paragraph-count="40" meta:word-count="684" meta:character-count="4850"/>
  </office:meta>
</office:document-meta>
</file>